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02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409cm" fo:break-before="auto" style:use-optimal-row-height="false"/>
    </style:style>
    <style:style style:name="ro2" style:family="table-row">
      <style:table-row-properties style:row-height="1.45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64cm" fo:break-before="auto" style:use-optimal-row-height="false"/>
    </style:style>
    <style:style style:name="ro5" style:family="table-row">
      <style:table-row-properties style:row-height="1.692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2.49pt solid #4a452a" style:direction="ltr" fo:border-right="0.9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2.49pt solid #4a452a" style:direction="ltr" fo:border-right="0.9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2.49pt solid #4a452a" style:direction="ltr" fo:border-right="2.4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99pt solid #4a452a" style:text-align-source="fix" style:repeat-content="false" fo:wrap-option="wrap" fo:border-left="2.49pt solid #4a452a" style:direction="ltr" fo:border-right="0.9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99pt solid #4a452a" style:text-align-source="fix" style:repeat-content="false" fo:wrap-option="wrap" fo:border-left="2.49pt solid #4a452a" style:direction="ltr" fo:border-right="0.99pt solid #4a452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fo:border-bottom="0.99pt solid #4a452a" style:diagonal-bl-tr="none" style:diagonal-tl-br="none" style:text-align-source="fix" style:repeat-content="false" fo:wrap-option="wrap" fo:border-left="2.49pt solid #4a452a" style:direction="ltr" fo:border-right="2.4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fo:border-bottom="0.99pt solid #4a452a" style:diagonal-bl-tr="none" style:diagonal-tl-br="none" style:text-align-source="value-type" style:repeat-content="false" fo:wrap-option="wrap" fo:border-left="2.49pt solid #4a452a" style:direction="ltr" fo:border-right="0.99pt solid #4a452a" style:rotation-angle="0" style:rotation-align="none" style:shrink-to-fit="false" fo:border-top="0.99pt solid #4a452a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2.4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order-bottom="2.49pt solid #4a452a" style:diagonal-bl-tr="none" style:diagonal-tl-br="none" style:text-align-source="value-type" style:repeat-content="false" fo:wrap-option="wrap" fo:border-left="2.49pt solid #4a452a" style:direction="ltr" fo:border-right="0.99pt solid #4a452a" style:rotation-angle="0" style:rotation-align="none" style:shrink-to-fit="false" fo:border-top="0.99pt solid #4a452a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57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" style:family="table-cell" style:parent-style-name="Default">
      <style:table-cell-properties fo:border-bottom="2.49pt solid #4a452a" style:diagonal-bl-tr="none" style:diagonal-tl-br="none" style:text-align-source="fix" style:repeat-content="false" fo:wrap-option="wrap" fo:border-left="0.99pt solid #4a452a" style:direction="ltr" fo:border-right="0.99pt solid #4a452a" style:rotation-angle="90" style:rotation-align="bottom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>
      <style:table-cell-properties fo:border-bottom="2.49pt solid #4a452a" style:diagonal-bl-tr="none" style:diagonal-tl-br="none" style:text-align-source="fix" style:repeat-content="false" fo:wrap-option="wrap" fo:border-left="0.99pt solid #4a452a" style:direction="ltr" fo:border-right="0.99pt solid #4a452a" style:rotation-angle="9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 style:data-style-name="N37">
      <style:table-cell-properties style:diagonal-bl-tr="none" style:diagonal-tl-br="none" style:text-align-source="fix" style:repeat-content="false" fo:wrap-option="no-wrap" fo:border="0.99pt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99pt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99pt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6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6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5" style:family="table-cell" style:parent-style-name="Default">
      <style:table-cell-properties fo:border-bottom="0.99pt solid #4a452a" style:diagonal-bl-tr="none" style:diagonal-tl-br="none" style:text-align-source="fix" style:repeat-content="false" fo:wrap-option="wrap" fo:border-left="0.99pt solid #4a452a" style:direction="ltr" fo:border-right="0.9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4a452a" style:direction="ltr" fo:border-right="0.99pt solid #4a452a" style:rotation-angle="90" style:rotation-align="bottom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99pt solid #4a452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0.99pt solid #4a452a" style:direction="ltr" fo:border-right="0.9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0.9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0.9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3" style:family="table-cell" style:parent-style-name="Default">
      <style:table-cell-properties fo:border-bottom="0.99pt solid #4a452a" style:diagonal-bl-tr="none" style:diagonal-tl-br="none" style:text-align-source="value-type" style:repeat-content="false" fo:wrap-option="no-wrap" fo:border-left="0.99pt solid #4a452a" style:direction="ltr" fo:border-right="none" style:rotation-angle="0" style:rotation-align="none" style:shrink-to-fit="false" fo:border-top="0.99pt solid #4a452a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2.49pt solid #4a452a" style:rotation-angle="0" style:rotation-align="none" style:shrink-to-fit="false" fo:border-top="2.4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6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none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none" style:direction="ltr" fo:border-right="2.49pt solid #4a452a" style:rotation-angle="0" style:rotation-align="none" style:shrink-to-fit="false" fo:border-top="0.99pt solid #4a452a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8" style:family="table-cell" style:parent-style-name="Default">
      <style:table-cell-properties fo:border-bottom="0.99pt solid #4a452a" style:diagonal-bl-tr="none" style:diagonal-tl-br="none" style:text-align-source="fix" style:repeat-content="false" fo:wrap-option="wrap" fo:border-left="0.99pt solid #4a452a" style:direction="ltr" fo:border-right="2.4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4a452a" style:direction="ltr" fo:border-right="2.49pt solid #4a452a" style:rotation-angle="90" style:rotation-align="bottom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2.4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9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" style:family="table-cell" style:parent-style-name="Default">
      <style:table-cell-properties fo:border-bottom="2.49pt solid #4a452a" style:diagonal-bl-tr="none" style:diagonal-tl-br="none" style:text-align-source="fix" style:repeat-content="false" fo:wrap-option="no-wrap" fo:border-left="0.99pt solid #4a452a" style:direction="ltr" fo:border-right="2.49pt solid #4a452a" style:rotation-angle="0" style:rotation-align="none" style:shrink-to-fit="false" fo:border-top="0.99pt solid #4a452a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5">
        <office:forms form:automatic-focus="false" form:apply-design-mode="false"/>
        <table:table-column table:style-name="co1" table:default-cell-style-name="ce12"/>
        <table:table-column table:style-name="co2" table:default-cell-style-name="ce68"/>
        <table:table-column table:style-name="co3" table:number-columns-repeated="6" table:default-cell-style-name="ce12"/>
        <table:table-column table:style-name="co4" table:number-columns-repeated="35" table:default-cell-style-name="Default"/>
        <table:table-column table:style-name="co2" table:number-columns-repeated="981" table:default-cell-style-name="ce12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3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3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THOMAS JEREMY</text:p>
          </table:table-cell>
          <table:covered-table-cell table:style-name="ce57"/>
          <table:covered-table-cell table:number-columns-repeated="2" table:style-name="ce14"/>
          <table:covered-table-cell table:style-name="ce30"/>
          <table:table-cell table:style-name="ce32" office:value-type="string" calcext:value-type="string" table:number-columns-spanned="3" table:number-rows-spanned="1">
            <text:p>N° candidat : </text:p>
          </table:table-cell>
          <table:covered-table-cell table:style-name="ce14"/>
          <table:covered-table-cell table:style-name="ce35"/>
          <table:table-cell table:number-columns-repeated="2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POLE BTS ALTERNANCE BREST</text:p>
          </table:table-cell>
          <table:covered-table-cell table:style-name="ce58"/>
          <table:covered-table-cell table:number-columns-repeated="2" table:style-name="ce15"/>
          <table:covered-table-cell table:style-name="ce31"/>
          <table:table-cell table:style-name="ce33" office:value-type="string" calcext:value-type="string">
            <text:p>Option :</text:p>
          </table:table-cell>
          <table:table-cell table:style-name="ce34" office:value-type="string" calcext:value-type="string">
            <text:p><text:span text:style-name="T1">■</text:span> SISR</text:p>
          </table:table-cell>
          <table:table-cell table:style-name="ce36" office:value-type="string" calcext:value-type="string">
            <text:p>▢ SL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<text:a xlink:href="https://portfoliotj29.wordpress.com/" xlink:type="simple">https://portfoliotj29.wordpress.com</text:a></text:p>
          </table:table-cell>
          <table:covered-table-cell table:style-name="ce59"/>
          <table:covered-table-cell table:number-columns-repeated="5" table:style-name="ce16"/>
          <table:covered-table-cell table:style-name="ce37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7" office:value-type="string" calcext:value-type="string" table:number-columns-spanned="1" table:number-rows-spanned="2">
            <text:p>Période (sous la forme du JJ/MM/AA au JJ/MM/AA)</text:p>
          </table:table-cell>
          <table:table-cell table:style-name="ce25" office:value-type="string" calcext:value-type="string">
            <text:p>Gérer le patrimoine informatique</text:p>
          </table:table-cell>
          <table:table-cell table:style-name="ce25" office:value-type="string" calcext:value-type="string">
            <text:p>Répondre aux incidents et aux demandes d’assistance et d’évolution</text:p>
          </table:table-cell>
          <table:table-cell table:style-name="ce25" office:value-type="string" calcext:value-type="string">
            <text:p>Développer la présence en ligne de l’organisation</text:p>
          </table:table-cell>
          <table:table-cell table:style-name="ce25" office:value-type="string" calcext:value-type="string">
            <text:p>Travailler en mode projet</text:p>
          </table:table-cell>
          <table:table-cell table:style-name="ce25" office:value-type="string" calcext:value-type="string">
            <text:p>Mettre à disposition des utilisateurs un service informatique</text:p>
          </table:table-cell>
          <table:table-cell table:style-name="ce38" office:value-type="string" calcext:value-type="string">
            <text:p>Organiser son développement professionnel</text:p>
          </table:table-cell>
          <table:table-cell table:number-columns-repeated="1016"/>
        </table:table-row>
        <table:table-row table:style-name="ro4">
          <table:covered-table-cell table:style-name="ce6"/>
          <table:covered-table-cell table:style-name="ce18"/>
          <table:table-cell table:style-name="ce26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6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6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6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6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39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4" table:number-columns-repeated="101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19"/>
          <table:covered-table-cell table:style-name="ce40"/>
          <table:table-cell table:style-name="ce44" table:number-columns-repeated="1016"/>
        </table:table-row>
        <table:table-row table:style-name="ro1">
          <table:table-cell table:style-name="ce8" office:value-type="string" calcext:value-type="string">
            <text:p>Création d'un compte Linkedin avec l'affichage du logo avec slogan fournis par l'entreprise et du rôle au sein de l'entreprise</text:p>
          </table:table-cell>
          <table:table-cell table:style-name="ce63" office:value-type="date" office:date-value="2024-10-01" calcext:value-type="date">
            <text:p>01/10/24</text:p>
          </table:table-cell>
          <table:table-cell table:style-name="ce27" table:number-columns-repeated="2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41" office:value-type="string" calcext:value-type="string">
            <text:p>X</text:p>
          </table:table-cell>
          <table:table-cell table:style-name="ce44" table:number-columns-repeated="1016"/>
        </table:table-row>
        <table:table-row table:style-name="ro1">
          <table:table-cell table:style-name="ce8" office:value-type="string" calcext:value-type="string">
            <text:p>Création d'une salle d'apprentissage à la cybersécurité à travers d'un réseau local sécurisé</text:p>
          </table:table-cell>
          <table:table-cell table:style-name="ce63" office:value-type="date" office:date-value="2024-09-26" calcext:value-type="date">
            <text:p>26/09/24</text:p>
          </table:table-cell>
          <table:table-cell table:style-name="ce27" table:number-columns-repeated="3"/>
          <table:table-cell table:number-columns-repeated="2" table:style-name="ce27" office:value-type="string" calcext:value-type="string">
            <text:p>X</text:p>
          </table:table-cell>
          <table:table-cell table:style-name="ce41"/>
          <table:table-cell table:style-name="ce44" table:number-columns-repeated="1016"/>
        </table:table-row>
        <table:table-row table:style-name="ro1">
          <table:table-cell table:style-name="ce8" office:value-type="string" calcext:value-type="string">
            <text:p>Mise en place d'une veille réglementaire et technologique via linkedin et feedly.com (ANSSI, CNIL, DRSD, cybermalveillance.gouv.fr, hacking articles, COMCYBER, ….)</text:p>
          </table:table-cell>
          <table:table-cell table:style-name="ce63" office:value-type="date" office:date-value="2024-10-01" calcext:value-type="date">
            <text:p>01/10/24</text:p>
          </table:table-cell>
          <table:table-cell table:style-name="ce27" table:number-columns-repeated="5"/>
          <table:table-cell table:style-name="ce41" office:value-type="string" calcext:value-type="string">
            <text:p>X</text:p>
          </table:table-cell>
          <table:table-cell table:style-name="ce44" table:number-columns-repeated="1016"/>
        </table:table-row>
        <table:table-row table:style-name="ro1">
          <table:table-cell table:style-name="ce8" office:value-type="string" calcext:value-type="string">
            <text:p>Projet de groupe en cybersécurité : à partir de données sur une entreprise, analyser les risques et définir les politiques de sécurité et évaluer la qualité du réseau informatique pour le faire évoluer.</text:p>
          </table:table-cell>
          <table:table-cell table:style-name="ce63" office:value-type="date" office:date-value="2025-03-28" calcext:value-type="date">
            <text:p>28/03/25</text:p>
          </table:table-cell>
          <table:table-cell table:number-columns-repeated="2"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41"/>
          <table:table-cell table:style-name="ce44" table:number-columns-repeated="1016"/>
        </table:table-row>
        <table:table-row table:style-name="ro1" table:number-rows-repeated="6">
          <table:table-cell table:style-name="ce8"/>
          <table:table-cell table:style-name="ce64"/>
          <table:table-cell table:style-name="ce27" table:number-columns-repeated="5"/>
          <table:table-cell table:style-name="ce41"/>
          <table:table-cell table:style-name="ce44" table:number-columns-repeated="101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2"/>
          <table:table-cell table:style-name="ce44" table:number-columns-repeated="1016"/>
        </table:table-row>
        <table:table-row table:style-name="ro1">
          <table:table-cell table:style-name="ce8" office:value-type="string" calcext:value-type="string">
            <text:p>Campagne de mise à jour du firmware d'imprimantes du parc du CHU Morvan</text:p>
          </table:table-cell>
          <table:table-cell table:style-name="ce63" office:value-type="date" office:date-value="2025-01-02" calcext:value-type="date">
            <text:p>02/01/25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3"/>
          <table:table-cell table:style-name="ce41"/>
          <table:table-cell table:style-name="ce44" table:number-columns-repeated="1016"/>
        </table:table-row>
        <table:table-row table:style-name="ro1">
          <table:table-cell table:style-name="ce8" office:value-type="string" calcext:value-type="string">
            <text:p>Installation de 3 ordinateurs fixes avec </text:p>
          </table:table-cell>
          <table:table-cell table:style-name="ce64"/>
          <table:table-cell table:style-name="ce27" table:number-columns-repeated="5"/>
          <table:table-cell table:style-name="ce41"/>
          <table:table-cell table:style-name="ce44" table:number-columns-repeated="1016"/>
        </table:table-row>
        <table:table-row table:style-name="ro1" table:number-rows-repeated="5">
          <table:table-cell table:style-name="ce8"/>
          <table:table-cell table:style-name="ce64"/>
          <table:table-cell table:style-name="ce27" table:number-columns-repeated="5"/>
          <table:table-cell table:style-name="ce41"/>
          <table:table-cell table:style-name="ce44" table:number-columns-repeated="101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2"/>
          <table:table-cell table:style-name="ce44" table:number-columns-repeated="1016"/>
        </table:table-row>
        <table:table-row table:style-name="ro1" table:number-rows-repeated="6">
          <table:table-cell table:style-name="ce8"/>
          <table:table-cell table:style-name="ce64"/>
          <table:table-cell table:style-name="ce27" table:number-columns-repeated="5"/>
          <table:table-cell table:style-name="ce41"/>
          <table:table-cell table:style-name="ce44" table:number-columns-repeated="1016"/>
        </table:table-row>
        <table:table-row table:style-name="ro1">
          <table:table-cell table:style-name="ce10"/>
          <table:table-cell table:style-name="ce66"/>
          <table:table-cell table:style-name="ce28" table:number-columns-repeated="5"/>
          <table:table-cell table:style-name="ce43"/>
          <table:table-cell table:style-name="ce44" table:number-columns-repeated="1016"/>
        </table:table-row>
        <table:table-row table:style-name="ro7">
          <table:table-cell table:style-name="ce11"/>
          <table:table-cell table:style-name="ce67"/>
          <table:table-cell table:style-name="ce29" table:number-columns-repeated="6"/>
          <table:table-cell table:style-name="ce44" table:number-columns-repeated="1016"/>
        </table:table-row>
        <table:table-row table:style-name="ro8" table:number-rows-repeated="104854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Area" table:base-cell-address="$'Tableau de synthèse Épreuve E5'.$A$1" table:cell-range-address="$'Tableau de synthèse Épreuve E5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text> </number:text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P1" style:volatile="true">
      <number:text>-</number:text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7">
      <number:text>-</number:text>
      <number:number number:decimal-places="0" number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17P0"/>
      <style:map style:condition="value()&lt;0" style:apply-style-name="N117P1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fr" number:country="FR">
      <number:minutes number:style="long"/>
      <number:text>:</number:text>
      <number:seconds number:style="long"/>
    </number:time-style>
    <number:time-style style:name="N10148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fr" number:country="FR">
      <number:minutes number:style="long"/>
      <number:text>:</number:text>
      <number:seconds number:style="long" number:decimal-places="1"/>
    </number:time-style>
    <number:number-style style:name="N10150" number:language="fr" number:country="F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Euro" style:family="table-cell" style:parent-style-name="Default" style:data-style-name="N117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09:42:16.05880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10T09:46:19.434627600</dc:date>
    <meta:generator>LibreOffice/25.2.4.3$Windows_X86_64 LibreOffice_project/33e196637044ead23f5c3226cde09b47731f7e27</meta:generator>
    <meta:editing-duration>PT9M35S</meta:editing-duration>
    <meta:editing-cycles>2</meta:editing-cycles>
    <meta:document-statistic meta:table-count="1" meta:cell-count="47" meta:object-count="0"/>
  </office:meta>
</office:document-meta>
</file>